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valuations</text:p>
          </table:table-cell>
          <table:table-cell/>
          <table:table-cell office:value-type="string" calcext:value-type="string">
            <text:p>xo.prob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A5]+[.B5]+[.C5]/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3800" calcext:value-type="float">
            <text:p>3800</text:p>
          </table:table-cell>
          <table:table-cell office:value-type="float" office:value="3667" calcext:value-type="float">
            <text:p>3667</text:p>
          </table:table-cell>
          <table:table-cell table:formula="of:=([.A6]+[.B6]+[.C6])/3" office:value-type="float" office:value="3718.66666666667" calcext:value-type="float">
            <text:p>3718,666666666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7370" calcext:value-type="float">
            <text:p>7370</text:p>
          </table:table-cell>
          <table:table-cell office:value-type="float" office:value="7439" calcext:value-type="float">
            <text:p>7439</text:p>
          </table:table-cell>
          <table:table-cell table:formula="of:=([.A7]+[.B7]+[.C7])/3" office:value-type="float" office:value="7387.33333333333" calcext:value-type="float">
            <text:p>7387,333333333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1057" calcext:value-type="float">
            <text:p>11057</text:p>
          </table:table-cell>
          <table:table-cell office:value-type="float" office:value="11006" calcext:value-type="float">
            <text:p>11006</text:p>
          </table:table-cell>
          <table:table-cell office:value-type="float" office:value="11073" calcext:value-type="float">
            <text:p>11073</text:p>
          </table:table-cell>
          <table:table-cell table:formula="of:=([.A8]+[.B8]+[.C8])/3" office:value-type="float" office:value="11045.3333333333" calcext:value-type="float">
            <text:p>11045,333333333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4671" calcext:value-type="float">
            <text:p>14671</text:p>
          </table:table-cell>
          <table:table-cell office:value-type="float" office:value="14844" calcext:value-type="float">
            <text:p>14844</text:p>
          </table:table-cell>
          <table:table-cell office:value-type="float" office:value="14767" calcext:value-type="float">
            <text:p>14767</text:p>
          </table:table-cell>
          <table:table-cell table:formula="of:=([.A9]+[.B9]+[.C9])/3" office:value-type="float" office:value="14760.6666666667" calcext:value-type="float">
            <text:p>14760,666666666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8566" calcext:value-type="float">
            <text:p>18566</text:p>
          </table:table-cell>
          <table:table-cell office:value-type="float" office:value="18504" calcext:value-type="float">
            <text:p>18504</text:p>
          </table:table-cell>
          <table:table-cell office:value-type="float" office:value="18483" calcext:value-type="float">
            <text:p>18483</text:p>
          </table:table-cell>
          <table:table-cell table:formula="of:=([.A10]+[.B10]+[.C10])/3" office:value-type="float" office:value="18517.6666666667" calcext:value-type="float">
            <text:p>18517,666666666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1995" calcext:value-type="float">
            <text:p>21995</text:p>
          </table:table-cell>
          <table:table-cell office:value-type="float" office:value="22217" calcext:value-type="float">
            <text:p>22217</text:p>
          </table:table-cell>
          <table:table-cell office:value-type="float" office:value="22142" calcext:value-type="float">
            <text:p>22142</text:p>
          </table:table-cell>
          <table:table-cell table:formula="of:=([.A11]+[.B11]+[.C11])/3" office:value-type="float" office:value="22118" calcext:value-type="float">
            <text:p>2211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26024" calcext:value-type="float">
            <text:p>26024</text:p>
          </table:table-cell>
          <table:table-cell office:value-type="float" office:value="25912" calcext:value-type="float">
            <text:p>25912</text:p>
          </table:table-cell>
          <table:table-cell table:formula="of:=([.A12]+[.B12]+[.C12])/3" office:value-type="float" office:value="25948.6666666667" calcext:value-type="float">
            <text:p>25948,666666666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29738" calcext:value-type="float">
            <text:p>29738</text:p>
          </table:table-cell>
          <table:table-cell office:value-type="float" office:value="29603" calcext:value-type="float">
            <text:p>29603</text:p>
          </table:table-cell>
          <table:table-cell office:value-type="float" office:value="29535" calcext:value-type="float">
            <text:p>29535</text:p>
          </table:table-cell>
          <table:table-cell table:formula="of:=([.A13]+[.B13]+[.C13])/3" office:value-type="float" office:value="29625.3333333333" calcext:value-type="float">
            <text:p>29625,333333333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3"/>
          <table:table-cell table:formula="of:=([.A14]+[.B14]+[.C14])/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3"/>
          <table:table-cell table:formula="of:=([.A15]+[.B15]+[.C15])/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a Thibault</meta:initial-creator>
    <meta:creation-date>2016-02-08T15:14:47.693646037</meta:creation-date>
    <dc:date>2016-02-08T16:52:52.480368846</dc:date>
    <dc:creator>Rosa Thibault</dc:creator>
    <meta:editing-duration>PT52M28S</meta:editing-duration>
    <meta:editing-cycles>8</meta:editing-cycles>
    <meta:generator>LibreOffice/4.3.3.2$Linux_X86_64 LibreOffice_project/430m0$Build-2</meta:generator>
    <meta:document-statistic meta:table-count="1" meta:cell-count="49" meta:object-count="0"/>
  </office:meta>
</office:document-meta>
</file>